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c45da" officeooo:paragraph-rsid="001c45d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c45da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acf7b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38dd16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b2568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24e0dd"/>
    </style:style>
    <style:style style:name="P10" style:family="paragraph" style:parent-style-name="Standard">
      <style:paragraph-properties fo:text-align="justify" style:justify-single-word="false"/>
      <style:text-properties officeooo:paragraph-rsid="001b2568"/>
    </style:style>
    <style:style style:name="P11" style:family="paragraph" style:parent-style-name="Standard">
      <style:paragraph-properties fo:text-align="justify" style:justify-single-word="false"/>
      <style:text-properties officeooo:paragraph-rsid="0024e0dd"/>
    </style:style>
    <style:style style:name="P12" style:family="paragraph" style:parent-style-name="Standard">
      <style:paragraph-properties fo:text-align="justify" style:justify-single-word="false"/>
      <style:text-properties officeooo:paragraph-rsid="001c45da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37b125" officeooo:paragraph-rsid="0037b125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italic" fo:font-weight="bold" officeooo:paragraph-rsid="001acf7b" style:font-style-asian="italic" style:font-weight-asian="bold" style:font-style-complex="italic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italic" fo:font-weight="bold" officeooo:paragraph-rsid="001ec211" style:font-style-asian="italic" style:font-weight-asian="bold" style:font-style-complex="italic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d1ac7" officeooo:paragraph-rsid="001d1ac7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d3baf" officeooo:paragraph-rsid="002d3baf"/>
    </style:style>
    <style:style style:name="P19" style:family="paragraph" style:parent-style-name="Standard">
      <style:paragraph-properties fo:text-align="justify" style:justify-single-word="false"/>
      <style:text-properties officeooo:rsid="004185f8" officeooo:paragraph-rsid="004185f8"/>
    </style:style>
    <style:style style:name="P20" style:family="paragraph" style:parent-style-name="Standard">
      <style:paragraph-properties fo:text-align="justify" style:justify-single-word="false"/>
      <style:text-properties officeooo:rsid="0044091a" officeooo:paragraph-rsid="0045c707"/>
    </style:style>
    <style:style style:name="P21" style:family="paragraph" style:parent-style-name="Standard">
      <style:paragraph-properties fo:text-align="justify" style:justify-single-word="false"/>
      <style:text-properties officeooo:rsid="0044091a" officeooo:paragraph-rsid="0046ab2c"/>
    </style:style>
    <style:style style:name="P22" style:family="paragraph" style:parent-style-name="Standard" style:list-style-name="L1">
      <style:paragraph-properties fo:text-align="justify" style:justify-single-word="false" fo:break-before="page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44091a" officeooo:paragraph-rsid="0044091a"/>
    </style:style>
    <style:style style:name="T1" style:family="text">
      <style:text-properties officeooo:rsid="001294f5"/>
    </style:style>
    <style:style style:name="T2" style:family="text">
      <style:text-properties officeooo:rsid="0018120a"/>
    </style:style>
    <style:style style:name="T3" style:family="text">
      <style:text-properties officeooo:rsid="001a8df2"/>
    </style:style>
    <style:style style:name="T4" style:family="text">
      <style:text-properties officeooo:rsid="001acf7b"/>
    </style:style>
    <style:style style:name="T5" style:family="text">
      <style:text-properties officeooo:rsid="001b2568"/>
    </style:style>
    <style:style style:name="T6" style:family="text">
      <style:text-properties officeooo:rsid="001c45da"/>
    </style:style>
    <style:style style:name="T7" style:family="text">
      <style:text-properties officeooo:rsid="001d1ac7"/>
    </style:style>
    <style:style style:name="T8" style:family="text">
      <style:text-properties officeooo:rsid="00220740"/>
    </style:style>
    <style:style style:name="T9" style:family="text">
      <style:text-properties officeooo:rsid="00221779"/>
    </style:style>
    <style:style style:name="T10" style:family="text">
      <style:text-properties officeooo:rsid="0023605e"/>
    </style:style>
    <style:style style:name="T11" style:family="text">
      <style:text-properties officeooo:rsid="0023a8cf"/>
    </style:style>
    <style:style style:name="T12" style:family="text">
      <style:text-properties officeooo:rsid="0024e0dd"/>
    </style:style>
    <style:style style:name="T13" style:family="text">
      <style:text-properties officeooo:rsid="002ad07d"/>
    </style:style>
    <style:style style:name="T14" style:family="text">
      <style:text-properties officeooo:rsid="002c0420"/>
    </style:style>
    <style:style style:name="T15" style:family="text">
      <style:text-properties officeooo:rsid="002d3baf"/>
    </style:style>
    <style:style style:name="T16" style:family="text">
      <style:text-properties officeooo:rsid="003082d9"/>
    </style:style>
    <style:style style:name="T17" style:family="text">
      <style:text-properties officeooo:rsid="0031d489"/>
    </style:style>
    <style:style style:name="T18" style:family="text">
      <style:text-properties officeooo:rsid="0036c66e"/>
    </style:style>
    <style:style style:name="T19" style:family="text">
      <style:text-properties officeooo:rsid="00383bf1"/>
    </style:style>
    <style:style style:name="T20" style:family="text">
      <style:text-properties officeooo:rsid="0038dd16"/>
    </style:style>
    <style:style style:name="T21" style:family="text">
      <style:text-properties officeooo:rsid="003a9b05"/>
    </style:style>
    <style:style style:name="T22" style:family="text">
      <style:text-properties officeooo:rsid="003c97f1"/>
    </style:style>
    <style:style style:name="T23" style:family="text">
      <style:text-properties officeooo:rsid="003d9be3"/>
    </style:style>
    <style:style style:name="T24" style:family="text">
      <style:text-properties officeooo:rsid="003f63e0"/>
    </style:style>
    <style:style style:name="T25" style:family="text">
      <style:text-properties officeooo:rsid="0040ce9f"/>
    </style:style>
    <style:style style:name="T26" style:family="text">
      <style:text-properties officeooo:rsid="004185f8"/>
    </style:style>
    <style:style style:name="T27" style:family="text">
      <style:text-properties officeooo:rsid="004585fd"/>
    </style:style>
    <style:style style:name="T28" style:family="text">
      <style:text-properties officeooo:rsid="0045c707"/>
    </style:style>
    <style:style style:name="T29" style:family="text">
      <style:text-properties officeooo:rsid="0046ab2c"/>
    </style:style>
    <style:style style:name="T30" style:family="text">
      <style:text-properties officeooo:rsid="0046c5b0"/>
    </style:style>
    <style:style style:name="T31" style:family="text">
      <style:text-properties officeooo:rsid="00483ea7"/>
    </style:style>
    <style:style style:name="T32" style:family="text">
      <style:text-properties officeooo:rsid="0049993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adas:</text:p>
      <text:p text:style-name="P1"/>
      <text:list xml:id="list1764365141" text:style-name="L1">
        <text:list-item>
          <text:p text:style-name="P4">Informar o sexo (sinalizado pelo usuário).</text:p>
          <text:p text:style-name="P4"/>
        </text:list-item>
        <text:list-item>
          <text:p text:style-name="P4">Data de nascimento (informado pelo usuário).</text:p>
          <text:p text:style-name="P4"/>
        </text:list-item>
        <text:list-item>
          <text:p text:style-name="P4"><text:span text:style-name="T27">Ano d</text:span><text:span text:style-name="T28">a</text:span><text:span text:style-name="T27"> contribuição e quantidade de dias </text:span><text:span text:style-name="T28">de contribuição</text:span><text:span text:style-name="T27"> neste ano, </text:span><text:span text:style-name="T30">tabela “Frequência”</text:span><text:span text:style-name="T26"> </text:span>(informado pelo usuário).</text:p>
          <text:p text:style-name="P4"/>
        </text:list-item>
        <text:list-item>
          <text:p text:style-name="P4"><text:span text:style-name="T30">Empresa, </text:span><text:span text:style-name="T28">data de início e término de cada emprego. </text:span><text:span text:style-name="T30">Tabela “Tempo </text:span><text:span text:style-name="T31">de serviço</text:span><text:span text:style-name="T30"> averbado”</text:span><text:span text:style-name="T28"> </text:span><text:span text:style-name="T6">(informado pelo usuário).</text:span></text:p>
          <text:p text:style-name="P4"/>
        </text:list-item>
        <text:list-item>
          <text:p text:style-name="P5"><text:span text:style-name="T6">Licença-prêmio </text:span><text:span text:style-name="T16">não usufruído </text:span><text:span text:style-name="T26">em dias</text:span><text:span text:style-name="T6"> (informado pelo usuário).</text:span></text:p>
        </text:list-item>
      </text:list>
      <text:p text:style-name="P12"/>
      <text:p text:style-name="P19">(Considerando anos bissextos).</text:p>
      <text:p text:style-name="P19"/>
      <text:p text:style-name="P2">Requisitos funcionais:</text:p>
      <text:list xml:id="list120950649202642" text:continue-numbering="true" text:style-name="L1">
        <text:list-header>
          <text:p text:style-name="P5"/>
        </text:list-header>
        <text:list-item>
          <text:p text:style-name="P4">Tempo integral – <text:span text:style-name="T9">A calculadora </text:span><text:span text:style-name="T13">vai</text:span><text:span text:style-name="T9"> v</text:span>erificar se a pessoa <text:span text:style-name="T3">atende os requisitos para se aposentar:</text:span> <text:span text:style-name="T3">P</text:span>ela idade <text:span text:style-name="T14">e</text:span> tempo de serviço ou idade descontando tempo de contribuição a mais. </text:p>
          <text:p text:style-name="P4"/>
          <text:list>
            <text:list-item>
              <text:p text:style-name="P6"><text:span text:style-name="T3">Requisitos </text:span>Homem: </text:p>
              <text:list>
                <text:list-item>
                  <text:p text:style-name="P6"><text:span text:style-name="T6">Se sua idade (item 2) é maior </text:span><text:span text:style-name="T19">ou</text:span><text:span text:style-name="T6"> igual </text:span><text:span text:style-name="T19">a</text:span><text:span text:style-name="T6"> </text:span>60 anos (<text:span text:style-name="T2">21915 dias com anos bissextos</text:span>) <text:span text:style-name="T18">e</text:span> <text:span text:style-name="T6">se o seu </text:span>tempo de <text:span text:style-name="T6">contribuição</text:span> <text:span text:style-name="T6">(item 3)</text:span> <text:span text:style-name="T6">é maior ou igual do que </text:span>12775 dias (35 anos).</text:p>
                </text:list-item>
                <text:list-item>
                  <text:p text:style-name="P14">Caso a idade não cumpra o requisito e o tempo de contribuição cumpra, os dias de contribuição a mais serão descontados na idade da pessoa a fim de verificar se com o desconto a idade cumpra o requisito. </text:p>
                  <text:p text:style-name="P15"/>
                </text:list-item>
              </text:list>
            </text:list-item>
            <text:list-item>
              <text:p text:style-name="P6"><text:span text:style-name="T3">Requisitos </text:span><text:span text:style-name="T1">M</text:span>ulher: </text:p>
              <text:list>
                <text:list-item>
                  <text:p text:style-name="P7"><text:span text:style-name="T6">Se sua</text:span> idade <text:span text:style-name="T6">(item 2) é maior </text:span><text:span text:style-name="T19">ou</text:span><text:span text:style-name="T6"> igual </text:span><text:span text:style-name="T19">a</text:span> 55 <text:span text:style-name="T6">anos</text:span> (<text:span text:style-name="T2">20089 dias com anos bissextos</text:span>) <text:span text:style-name="T18">e</text:span> <text:span text:style-name="T6">se o seu</text:span> tempo de <text:span text:style-name="T6">contribuição (item 3) é maior ou igual a </text:span><text:span text:style-name="T9">1095</text:span><text:span text:style-name="T21">0</text:span> <text:span text:style-name="T21">dias</text:span><text:span text:style-name="T6"> </text:span><text:span text:style-name="T20">(</text:span><text:span text:style-name="T9">30 anos</text:span><text:span text:style-name="T20">)</text:span>.</text:p>
                </text:list-item>
                <text:list-item>
                  <text:p text:style-name="P14">Caso a idade não cumpra o requisito e o tempo de contribuição cumpra, os dias de contribuição a mais serão descontados na idade da pessoa a fim de verificar se com o desconto a idade cumpra o requisito. </text:p>
                  <text:p text:style-name="P16"/>
                </text:list-item>
              </text:list>
            </text:list-item>
          </text:list>
          <text:p text:style-name="P4"/>
        </text:list-item>
      </text:list>
      <text:p text:style-name="P1"/>
      <text:list xml:id="list120949206687976" text:continue-numbering="true" text:style-name="L1">
        <text:list-item>
          <text:p text:style-name="P22">Com tempo ficto e pedágio <text:span text:style-name="T15">(Apenas para homem)</text:span> – <text:span text:style-name="T9">A calculadora vai informar a d</text:span>ata de início do abono de permanência. </text:p>
          <text:p text:style-name="P13"/>
          <text:p text:style-name="P17">Entradas:</text:p>
          <text:list>
            <text:list-item>
              <text:p text:style-name="P4"><text:span text:style-name="T30">Tabela de “Frequência”</text:span> (item 3).</text:p>
            </text:list-item>
            <text:list-item>
              <text:p text:style-name="P4"><text:span text:style-name="T7">D</text:span>ata de referência para pedágio 1<text:span text:style-name="T24">6</text:span>/12/1998 (fixo).</text:p>
            </text:list-item>
            <text:list-item>
              <text:p text:style-name="P4">T<text:span text:style-name="T31">abela “Tempo de serviço averbado”</text:span> <text:span text:style-name="T7">(item 4).</text:span></text:p>
            </text:list-item>
            <text:list-item>
              <text:p text:style-name="P18"><text:span text:style-name="T25">T</text:span><text:span text:style-name="T22">empo ficto: </text:span>17% do tempo averbado (fixo).</text:p>
            </text:list-item>
            <text:list-item>
              <text:p text:style-name="P4"><text:span text:style-name="T7">L</text:span>icença-prêmio <text:span text:style-name="T26">em dias</text:span> <text:span text:style-name="T7">(item 5).</text:span></text:p>
            </text:list-item>
          </text:list>
          <text:p text:style-name="P4"/>
          <text:list text:continue-numbering="true">
            <text:list-item>
              <text:p text:style-name="P4"><text:span text:style-name="T4">(Cálculo) </text:span>Tempo de contribuição<text:span text:style-name="T5"> averbado</text:span> com MP <text:span text:style-name="T22">antes de 17/12/1998, em dias,</text:span> é a soma do tempo de contribuição antes de 17/12/1998 <text:span text:style-name="T7">(item III)</text:span> <text:span text:style-name="T10">mais</text:span> licença-prêmio <text:span text:style-name="T23">até</text:span> de 1<text:span text:style-name="T23">6</text:span>/12/1998 <text:span text:style-name="T7">(item V) </text:span><text:span text:style-name="T15">mais </text:span><text:span text:style-name="T22">tempo ficto</text:span><text:span text:style-name="T15"> (item IV)</text:span>.</text:p>
            </text:list-item>
          </text:list>
        </text:list-item>
      </text:list>
      <text:p text:style-name="P1"/>
      <text:list xml:id="list120948811634614" text:continue-numbering="true" text:style-name="L1">
        <text:list-item>
          <text:list>
            <text:list-item>
              <text:p text:style-name="P4"><text:span text:style-name="T4">(Cálculo) </text:span><text:span text:style-name="T23">O</text:span><text:span text:style-name="T4"> </text:span><text:span text:style-name="T23">t</text:span>empo restante <text:span text:style-name="T23">depois de 16/12/1998</text:span> <text:span text:style-name="T5">em dias</text:span> até o abono de permanência é tempo averbado <text:span text:style-name="T7">(item III)</text:span> menos tempo de contribuição <text:span text:style-name="T7">(item I)</text:span>, <text:span text:style-name="T5">sem pedágio</text:span>.</text:p>
            </text:list-item>
          </text:list>
        </text:list-item>
      </text:list>
      <text:p text:style-name="P1"/>
      <text:list xml:id="list120949404088395" text:continue-numbering="true" text:style-name="L1">
        <text:list-item>
          <text:list>
            <text:list-item>
              <text:p text:style-name="P4"><text:span text:style-name="T4">(Cálculo) </text:span>Pedágio <text:span text:style-name="T5">em dias</text:span> é calculado com<text:span text:style-name="T5">o</text:span> 20% deste tempo restante até o abono de permanência <text:span text:style-name="T5">(item </text:span><text:span text:style-name="T7">VI</text:span><text:span text:style-name="T24">I</text:span><text:span text:style-name="T5">)</text:span>.</text:p>
            </text:list-item>
          </text:list>
        </text:list-item>
      </text:list>
      <text:p text:style-name="P1"/>
      <text:list xml:id="list120948988815277" text:continue-numbering="true" text:style-name="L1">
        <text:list-item>
          <text:list>
            <text:list-item>
              <text:p text:style-name="P4"><text:span text:style-name="T4">(Cálculo) </text:span>Tempo restante <text:span text:style-name="T5">em dias</text:span> para o abono de permanência é pedágio <text:span text:style-name="T5">(item </text:span><text:span text:style-name="T7">VII</text:span><text:span text:style-name="T24">I</text:span><text:span text:style-name="T5">)</text:span> mais tempo restante até o abono de permanência <text:span text:style-name="T24">até</text:span> 1<text:span text:style-name="T24">6</text:span>/12/1998 <text:span text:style-name="T5">(item </text:span><text:span text:style-name="T7">VI</text:span><text:span text:style-name="T24">I</text:span><text:span text:style-name="T5">)</text:span>.</text:p>
            </text:list-item>
          </text:list>
        </text:list-item>
      </text:list>
      <text:p text:style-name="P1"/>
      <text:list xml:id="list120948891806044" text:continue-numbering="true" text:style-name="L1">
        <text:list-item>
          <text:list>
            <text:list-item>
              <text:p text:style-name="P4"><text:span text:style-name="T4">(Cálculo) </text:span>Tempo total de contribuição <text:span text:style-name="T24">em dias</text:span> para abono de permanência é tempo de contribuição <text:span text:style-name="T5">(item 3)</text:span> mais pedágio <text:span text:style-name="T5">(item </text:span><text:span text:style-name="T7">VII</text:span><text:span text:style-name="T24">I</text:span><text:span text:style-name="T5">)</text:span>.</text:p>
            </text:list-item>
          </text:list>
        </text:list-item>
      </text:list>
      <text:p text:style-name="P1"/>
      <text:list xml:id="list120948763402472" text:continue-numbering="true" text:style-name="L1">
        <text:list-item>
          <text:list>
            <text:list-item>
              <text:p text:style-name="P8"><text:span text:style-name="T5">(Cálculo) A data de início do abono permanência é os dias do ‘item </text:span><text:span text:style-name="T24">IX</text:span><text:span text:style-name="T5">’ acrescentado </text:span><text:span text:style-name="T24">um dia depois</text:span><text:span text:style-name="T5"> da data de referência do pedágio 1</text:span><text:span text:style-name="T24">6</text:span><text:span text:style-name="T5">/12/</text:span><text:span text:style-name="T24">19</text:span><text:span text:style-name="T5">98 </text:span><text:span text:style-name="T7">(item II) </text:span><text:span text:style-name="T17">mais 15 dias de abatimento do ano de 1998</text:span><text:span text:style-name="T5">.</text:span></text:p>
            </text:list-item>
          </text:list>
        </text:list-item>
      </text:list>
      <text:p text:style-name="P10"/>
      <text:list xml:id="list120949307775870" text:continue-numbering="true" text:style-name="L1">
        <text:list-item>
          <text:p text:style-name="P9"><text:s/><text:span text:style-name="T11">Ao final, o usuário poderá e</text:span><text:span text:style-name="T8">mitir um relatório em PDF contendo as informações.</text:span></text:p>
        </text:list-item>
      </text:list>
      <text:p text:style-name="P11"/>
      <text:list xml:id="list120949922688457" text:continue-numbering="true" text:style-name="L1">
        <text:list-item>
          <text:p text:style-name="P9"><text:span text:style-name="T12">O relatório poderá ser baixado ou enviado por e-mail.</text:span><text:span text:style-name="T8"> </text:span></text:p>
        </text:list-item>
      </text:list>
      <text:p text:style-name="P23">História de usuário:</text:p>
      <text:p text:style-name="P20"><text:tab/>O usuário vai acessar a página da calculadora, na tela inicial aparecerá os Checkbox’s de Sexo <text:span text:style-name="T28">e um</text:span> campo para preenchimento da data de nascimento <text:span text:style-name="T28">da pessoa</text:span>. <text:span text:style-name="T28">Abaixo desses campos, teremos um</text:span> campo de preenchimento <text:span text:style-name="T28">para a </text:span><text:span text:style-name="T32">tabela </text:span><text:span text:style-name="T28">“Frequência”, teremos um campo para</text:span> informar <text:span text:style-name="T28">o ano da contribuição e outro </text:span><text:span text:style-name="T29">ao lado</text:span><text:span text:style-name="T28"> para informar os dias de contribuição daquele ano, com um botão de adicionar, assim que são preenchidos, </text:span><text:span text:style-name="T32">o</text:span><text:span text:style-name="T28"> usuário clica no botão de adicionar </text:span><text:span text:style-name="T32">ao lado</text:span><text:span text:style-name="T28">, as informações de ano e dias de contribuição vão para uma tabela abaixo desses campos, </text:span><text:span text:style-name="T32">cada linha da tabela terá um botão de “editar” e “excluir”, caso o usuário tenha errado</text:span><text:span text:style-name="T28">. Abaixo da </text:span><text:span text:style-name="T32">tabela </text:span><text:span text:style-name="T28">“</text:span><text:span text:style-name="T32">Frequência</text:span><text:span text:style-name="T28">” também terá </text:span><text:span text:style-name="T32">a tabela</text:span><text:span text:style-name="T28"> “</text:span><text:span text:style-name="T32">T</text:span><text:span text:style-name="T28">empo </text:span><text:span text:style-name="T32">de serviço</text:span><text:span text:style-name="T28"> averbado”</text:span> <text:span text:style-name="T28">com um campo de preenchimento para informar </text:span><text:span text:style-name="T32">o nome da</text:span><text:span text:style-name="T28"> empresa, outro para a data de início de serviço na empresa e outro para término, também terá um botão de adicionar, assim que clicado, as informações dos campos irão para uma tabela logo abaixo, </text:span><text:span text:style-name="T32">nas linhas da tabela terá também os botões de “editar” e “excluir”</text:span>.</text:p>
      <text:p text:style-name="P21"><text:span text:style-name="T28">Abaixo da tabela “</text:span><text:span text:style-name="T32">T</text:span><text:span text:style-name="T28">empo </text:span><text:span text:style-name="T32">de serviço</text:span><text:span text:style-name="T28"> averbado” terá um campo para informar </text:span><text:span text:style-name="T32">os dias de</text:span><text:span text:style-name="T28"> licença-prêmio, também com um botão adicionar seguindo o mesmo funcionamento dos outros dois requisitos anteriores, </text:span><text:span text:style-name="T32">adicionando na tabela “Tempo de serviço averbado”</text:span><text:span text:style-name="T28">.</text:span></text:p>
      <text:p text:style-name="P21"/>
      <text:p text:style-name="P21"><text:span text:style-name="T28">Ao final </text:span><text:span text:style-name="T29">terá um botão de calcular, ao clicar no botão, </text:span><text:span text:style-name="T30">será gerado as informações descritas nos requisitos funcionais listados anteriorm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12:03:49.376000000</meta:creation-date>
    <dc:date>2021-08-16T12:09:48.422000000</dc:date>
    <meta:editing-duration>PT9H3M50S</meta:editing-duration>
    <meta:editing-cycles>44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34" meta:word-count="741" meta:character-count="4324" meta:non-whitespace-character-count="3632"/>
  </office:meta>
</office:document-meta>
</file>